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gradient" draw:fill-gradient-name="Browni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heads_20_2" draw:marker-end="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2.413cm" svg:x="3.999cm" svg:y="0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338cm" svg:height="1.361cm" svg:x="4.423cm" svg:y="1.515cm">
          <draw:text-box>
            <text:p text:style-name="P1"><text:span text:style-name="T1">Submitted / </text:span></text:p>
            <text:p text:style-name="P1"><text:span text:style-name="T1">Waiting</text:span></text:p>
          </draw:text-box>
        </draw:frame>
        <draw:custom-shape draw:style-name="gr1" draw:text-style-name="P1" draw:layer="layout" svg:width="3.175cm" svg:height="1.651cm" svg:x="4.38cm" svg:y="6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33cm" svg:height="0.806cm" svg:x="4.723cm" svg:y="6.515cm">
          <draw:text-box>
            <text:p text:style-name="P1"><text:span text:style-name="T1">Reserved</text:span></text:p>
          </draw:text-box>
        </draw:frame>
        <draw:custom-shape draw:style-name="gr1" draw:text-style-name="P1" draw:layer="layout" svg:width="3.175cm" svg:height="1.651cm" svg:x="11.68cm" svg:y="1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365cm" svg:height="0.806cm" svg:x="12.123cm" svg:y="1.615cm">
          <draw:text-box>
            <text:p text:style-name="P1"><text:span text:style-name="T1">Mapped</text:span></text:p>
          </draw:text-box>
        </draw:frame>
        <draw:line draw:style-name="gr3" draw:text-style-name="P1" draw:layer="layout" svg:x1="7.047cm" svg:y1="6.39cm" svg:x2="12.635cm" svg:y2="2.834cm">
          <text:p/>
        </draw:line>
        <draw:line draw:style-name="gr3" draw:text-style-name="P1" draw:layer="layout" svg:x1="7.936cm" svg:y1="2.193cm" svg:x2="11.746cm" svg:y2="2.199cm">
          <text:p/>
        </draw:line>
        <draw:line draw:style-name="gr3" draw:text-style-name="P1" draw:layer="layout" svg:x1="5.904cm" svg:y1="6.136cm" svg:x2="5.904cm" svg:y2="3.322cm">
          <text:p/>
        </draw:line>
        <draw:custom-shape draw:style-name="gr1" draw:text-style-name="P1" draw:layer="layout" svg:width="3.175cm" svg:height="1.651cm" svg:x="12cm" svg:y="6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504cm" svg:height="0.806cm" svg:x="12.443cm" svg:y="6.515cm">
          <draw:text-box>
            <text:p text:style-name="P1"><text:span text:style-name="T1">Running</text:span></text:p>
          </draw:text-box>
        </draw:frame>
        <draw:line draw:style-name="gr4" draw:text-style-name="P1" draw:layer="layout" svg:x1="7.555cm" svg:y1="7.025cm" svg:x2="12cm" svg:y2="6.898cm">
          <text:p/>
        </draw:line>
        <draw:line draw:style-name="gr4" draw:text-style-name="P1" draw:layer="layout" svg:x1="13.27cm" svg:y1="2.834cm" svg:x2="13.397cm" svg:y2="6.136cm">
          <text:p/>
        </draw:line>
        <draw:path draw:style-name="gr5" draw:text-style-name="P1" draw:layer="layout" svg:width="1.866cm" svg:height="1.737cm" draw:transform="rotate (0.822399143539728) translate (14.3848887696908cm 6.41829712969664cm)" svg:viewBox="0 0 1867 1738" svg:d="M0 1078c0 0 1210 1303 1788 246 505-1509-1569-1316-1569-1316">
          <text:p/>
        </draw:path>
        <draw:frame draw:style-name="gr2" draw:text-style-name="P3" draw:layer="layout" svg:width="3.122cm" svg:height="0.806cm" svg:x="16.344cm" svg:y="5.416cm">
          <draw:text-box>
            <text:p text:style-name="P1"><text:span text:style-name="T2">Adaptations</text:span></text:p>
          </draw:text-box>
        </draw:frame>
        <draw:line draw:style-name="gr4" draw:text-style-name="P1" draw:layer="layout" svg:x1="13.524cm" svg:y1="7.787cm" svg:x2="17.207cm" svg:y2="9.057cm">
          <text:p/>
        </draw:line>
        <draw:custom-shape draw:style-name="gr1" draw:text-style-name="P1" draw:layer="layout" svg:width="3.175cm" svg:height="1.651cm" svg:x="17.18cm" svg:y="8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131cm" svg:height="0.806cm" svg:x="17.223cm" svg:y="8.515cm">
          <draw:text-box>
            <text:p text:style-name="P1"><text:span text:style-name="T1">Terminated</text:span></text:p>
          </draw:text-box>
        </draw:frame>
        <draw:frame draw:style-name="gr2" draw:text-style-name="P3" draw:layer="layout" svg:width="3.012cm" svg:height="0.806cm" draw:transform="rotate (-0.287455727803467) translate (14.304cm 8.147cm)">
          <draw:text-box>
            <text:p text:style-name="P1"><text:span text:style-name="T2">Normal exit</text:span></text:p>
          </draw:text-box>
        </draw:frame>
        <draw:frame draw:style-name="gr2" draw:text-style-name="P3" draw:layer="layout" svg:width="2.598cm" svg:height="0.806cm" draw:transform="rotate (-0.349240383324065) translate (14.751cm 7.477cm)">
          <draw:text-box>
            <text:p text:style-name="P1"><text:span text:style-name="T2">Kill signal</text:span></text:p>
          </draw:text-box>
        </draw:frame>
        <draw:line draw:style-name="gr4" draw:text-style-name="P1" draw:layer="layout" svg:x1="0.189cm" svg:y1="2.199cm" svg:x2="4cm" svg:y2="2.148cm">
          <text:p/>
        </draw:line>
        <draw:frame draw:style-name="gr2" draw:text-style-name="P3" draw:layer="layout" svg:width="1.552cm" svg:height="0.806cm" svg:x="1.134cm" svg:y="1.41cm">
          <draw:text-box>
            <text:p text:style-name="P1"><text:span text:style-name="T2">User</text:span></text:p>
          </draw:text-box>
        </draw:frame>
        <draw:frame draw:style-name="gr2" draw:text-style-name="P3" draw:layer="layout" svg:width="3.063cm" svg:height="0.806cm" svg:x="0.535cm" svg:y="2.211cm">
          <draw:text-box>
            <text:p text:style-name="P1"><text:span text:style-name="T2">Submission</text:span></text:p>
          </draw:text-box>
        </draw:frame>
        <draw:line draw:style-name="gr4" draw:text-style-name="P1" draw:layer="layout" svg:x1="18.731cm" svg:y1="9.719cm" svg:x2="18.731cm" svg:y2="12.005cm">
          <text:p/>
        </draw:line>
        <draw:frame draw:style-name="gr2" draw:text-style-name="P3" draw:layer="layout" svg:width="2.157cm" svg:height="0.806cm" draw:transform="rotate (-1.58179190108246) translate (18.877cm 9.791cm)">
          <draw:text-box>
            <text:p text:style-name="P1"><text:span text:style-name="T2">System</text:span></text:p>
          </draw:text-box>
        </draw:frame>
        <draw:frame draw:style-name="gr2" draw:text-style-name="P3" draw:layer="layout" svg:width="1.332cm" svg:height="0.806cm" draw:transform="rotate (-1.58179190108246) translate (19.477cm 10.191cm)">
          <draw:text-box>
            <text:p text:style-name="P1"><text:span text:style-name="T2">Exit</text:span></text:p>
          </draw:text-box>
        </draw:frame>
        <draw:frame draw:style-name="gr2" draw:text-style-name="P3" draw:layer="layout" svg:width="3.012cm" svg:height="0.806cm" svg:x="8.245cm" svg:y="6.116cm">
          <draw:text-box>
            <text:p text:style-name="P1"><text:span text:style-name="T2">Forward to </text:span></text:p>
          </draw:text-box>
        </draw:frame>
        <draw:frame draw:style-name="gr2" draw:text-style-name="P3" draw:layer="layout" svg:width="2.665cm" svg:height="0.806cm" svg:x="8.445cm" svg:y="6.916cm">
          <draw:text-box>
            <text:p text:style-name="P1"><text:span text:style-name="T2">iRTSched</text:span></text:p>
          </draw:text-box>
        </draw:frame>
        <draw:frame draw:style-name="gr2" draw:text-style-name="P3" draw:layer="layout" svg:width="3.012cm" svg:height="0.806cm" draw:transform="rotate (-1.55508836352695) translate (14.194cm 2.854cm)">
          <draw:text-box>
            <text:p text:style-name="P1"><text:span text:style-name="T2">Forward to </text:span></text:p>
          </draw:text-box>
        </draw:frame>
        <draw:frame draw:style-name="gr2" draw:text-style-name="P3" draw:layer="layout" svg:width="2.665cm" svg:height="0.806cm" draw:transform="rotate (-1.55508836352695) translate (13.397cm 3.066cm)">
          <draw:text-box>
            <text:p text:style-name="P1"><text:span text:style-name="T2">iRTSch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Brownie" draw:style="linear" draw:start-color="#663300" draw:end-color="#ff6633" draw:start-intensity="100%" draw:end-intensity="100%" draw:angle="600" draw:border="0%"/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3.3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20:31:45.764671966</meta:creation-date>
    <dc:date>2016-07-14T22:40:18.037938758</dc:date>
    <meta:editing-duration>PT26M51S</meta:editing-duration>
    <meta:editing-cycles>26</meta:editing-cycles>
    <meta:generator>LibreOffice/4.2.8.2$Linux_X86_64 LibreOffice_project/420m0$Build-2</meta:generator>
    <meta:document-statistic meta:object-count="30"/>
  </office:meta>
</office:document-meta>
</file>